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8E0000012E9BAD52487CD65FE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5000b" draw:textarea-horizontal-align="justify" draw:textarea-vertical-align="middle" draw:auto-grow-height="false" fo:min-height="3.179cm" fo:min-width="2.878cm"/>
    </style:style>
    <style:style style:name="gr2" style:family="graphic" style:parent-style-name="standard">
      <style:graphic-properties svg:stroke-width="0.051cm" svg:stroke-color="#333333" draw:marker-start-width="0.355cm" draw:marker-end-width="0.355cm" draw:fill-color="#ffffff" draw:textarea-horizontal-align="justify" draw:textarea-vertical-align="middle" draw:auto-grow-height="false" fo:min-height="7.624cm" fo:min-width="0.489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333333" draw:marker-start-width="0.355cm" draw:marker-end-width="0.355cm" draw:fill-color="#ffffff" draw:textarea-horizontal-align="justify" draw:textarea-vertical-align="middle" draw:auto-grow-height="false" fo:min-height="4.322cm" fo:min-width="0.516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333333" draw:marker-start-width="0.355cm" draw:marker-end-width="0.355cm" draw:fill-color="#ffffff" draw:textarea-horizontal-align="justify" draw:textarea-vertical-align="middle" draw:auto-grow-height="false" fo:min-height="2.263cm" fo:min-width="0.516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8cm" fo:min-width="2.30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47cm" fo:min-width="2.30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01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1.924cm"/>
    </style:style>
    <style:style style:name="gr9" style:family="graphic" style:parent-style-name="standard">
      <style:graphic-properties draw:stroke="dash" draw:stroke-dash="Dashed_20__28_var_29_" svg:stroke-color="#ff0000" draw:fill="solid" draw:fill-color="#ff0000" draw:textarea-horizontal-align="justify" draw:textarea-vertical-align="middle" draw:auto-grow-height="false" fo:min-height="0.766cm" fo:min-width="1.226cm" draw:shadow-offset-x="0.203cm" draw:shadow-offset-y="0.203cm"/>
    </style:style>
    <style:style style:name="gr10" style:family="graphic" style:parent-style-name="standard">
      <style:graphic-properties svg:stroke-color="#000000" draw:fill-color="#c5000b" draw:textarea-horizontal-align="justify" draw:textarea-vertical-align="middle" draw:auto-grow-height="false" fo:min-height="3.687cm" fo:min-width="1.234cm"/>
    </style:style>
    <style:style style:name="gr11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.562cm" fo:min-width="2.802cm" draw:shadow-offset-x="0.203cm" draw:shadow-offset-y="0.203cm"/>
    </style:style>
    <style:style style:name="gr12" style:family="graphic" style:parent-style-name="standard">
      <style:graphic-properties svg:stroke-color="#000000" draw:fill-color="#c5000b" draw:textarea-horizontal-align="justify" draw:textarea-vertical-align="middle" draw:auto-grow-height="false" fo:min-height="2.544cm" fo:min-width="2.78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2.567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dash" draw:stroke-dash="Dashed_20__28_var_29_" svg:stroke-color="#ff0000" draw:fill-color="#ff0000" draw:opacity="20%" draw:textarea-horizontal-align="justify" draw:textarea-vertical-align="middle" draw:auto-grow-height="false" fo:min-height="1.02cm" fo:min-width="0.643cm" draw:shadow-opacity="20%"/>
    </style:style>
    <style:style style:name="gr16" style:family="graphic" style:parent-style-name="objectwithoutfill">
      <style:graphic-properties draw:stroke="dash" draw:stroke-dash="Dashed_20__28_var_29_" draw:fill="none" draw:textarea-vertical-align="middle"/>
    </style:style>
    <style:style style:name="gr17" style:family="graphic" style:parent-style-name="standard">
      <style:graphic-properties svg:stroke-width="0.051cm" svg:stroke-color="#333333" draw:marker-start-width="0.355cm" draw:marker-end-width="0.355cm" draw:fill-color="#ffffff" draw:textarea-horizontal-align="justify" draw:textarea-vertical-align="middle" draw:auto-grow-height="false" fo:min-height="2.213cm" fo:min-width="0.466cm" fo:padding-top="0.15cm" fo:padding-bottom="0.15cm" fo:padding-left="0.275cm" fo:padding-right="0.275cm"/>
    </style:style>
    <style:style style:name="gr18" style:family="graphic" style:parent-style-name="standard">
      <style:graphic-properties svg:stroke-color="#ff3333" draw:fill-color="#ff0000" draw:textarea-horizontal-align="justify" draw:textarea-vertical-align="middle" draw:auto-grow-height="false" fo:min-height="2.417cm" fo:min-width="2.662cm"/>
    </style:style>
    <style:style style:name="gr19" style:family="graphic" style:parent-style-name="standard">
      <style:graphic-properties svg:stroke-width="0.051cm" svg:stroke-color="#ff3333" draw:marker-start-width="0.355cm" draw:marker-end-width="0.355cm" draw:fill-color="#ffffff" draw:opacity="0%" draw:textarea-horizontal-align="justify" draw:textarea-vertical-align="middle" draw:auto-grow-height="false" fo:min-height="7.447cm" fo:min-width="0.312cm" fo:padding-top="0.15cm" fo:padding-bottom="0.15cm" fo:padding-left="0.275cm" fo:padding-right="0.275cm" draw:shadow-opacity="0%"/>
    </style:style>
    <style:style style:name="gr20" style:family="graphic" style:parent-style-name="standard">
      <style:graphic-properties svg:stroke-width="0.051cm" svg:stroke-color="#ff3333" draw:marker-start-width="0.355cm" draw:marker-end-width="0.355cm" draw:fill-color="#ffffff" draw:opacity="0%" draw:textarea-horizontal-align="justify" draw:textarea-vertical-align="middle" draw:auto-grow-height="false" fo:min-height="4.145cm" fo:min-width="0.339cm" fo:padding-top="0.15cm" fo:padding-bottom="0.15cm" fo:padding-left="0.275cm" fo:padding-right="0.275cm" draw:shadow-opacity="0%"/>
    </style:style>
    <style:style style:name="P1" style:family="paragraph">
      <loext:graphic-properties draw:fill-color="#c5000b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solid" draw:fill-color="#ff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 draw:opacity="20%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-color="#ffffff" draw:opacity="0%"/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Liberation Sans3" fo:font-size="12pt" fo:font-weight="normal" style:font-name-asian="Liberation Sans3" style:font-size-asian="12pt" style:font-weight-asian="normal" style:font-name-complex="Liberation Sans3" style:font-size-complex="12pt" style:font-weight-complex="normal"/>
    </style:style>
    <style:style style:name="T5" style:family="text">
      <style:text-properties style:font-name="Liberation Sans3" fo:font-size="12pt" fo:font-weight="bold" style:font-name-asian="Liberation Sans3" style:font-size-asian="12pt" style:font-weight-asian="bold" style:font-name-complex="Liberation Sans3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78cm" svg:height="3.429cm" svg:x="13.243cm" svg:y="2.99cm">
          <text:p/>
          <draw:enhanced-geometry svg:viewBox="0 0 21600 21600" draw:extrusion="true" dr3d:shade-mode="draft" draw:extrusion-metal="false" draw:extrusion-specularity="0%" draw:extrusion-diffusion="0%" draw:extrusion-depth="2.54cm 0" draw:extrusion-viewpoint="(-3.472cm -3.472cm 25cm)" draw:extrusion-origin="-0.5 -0.5" draw:extrusion-skew="50 -45" draw:type="rectangle" draw:enhanced-path="M 0 0 L 21600 0 21600 21600 0 21600 0 0 Z N"/>
        </draw:custom-shape>
        <draw:custom-shape draw:style-name="gr2" draw:text-style-name="P2" draw:layer="layout" svg:width="0.989cm" svg:height="7.874cm" svg:x="25.765cm" svg:y="1.0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4.572cm" svg:x="28.813cm" svg:y="2.4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016cm" svg:height="2.513cm" svg:x="31.734cm" svg:y="3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809cm" svg:height="5.939cm" svg:x="4.541cm" svg:y="6.715cm">
          <draw:text-box>
            <text:p><text:span text:style-name="T1">Conv1</text:span></text:p>
            <text:p><text:span text:style-name="T2">32 kernels</text:span></text:p>
            <text:p><text:span text:style-name="T2">Size 7</text:span></text:p>
            <text:p><text:span text:style-name="T2">Stride 1</text:span></text:p>
            <text:p><text:span text:style-name="T1"><text:s text:c="7"/></text:span><text:span text:style-name="T3">+</text:span></text:p>
            <text:p><text:span text:style-name="T1">MaxPool1</text:span><text:span text:style-name="T2"><text:line-break/></text:span><text:span text:style-name="T2">Size 3</text:span></text:p>
            <text:p><text:span text:style-name="T2">Stride 2</text:span></text:p>
            <text:p><text:span text:style-name="T2"><text:s text:c="7"/></text:span><text:span text:style-name="T2">+</text:span></text:p>
            <text:p><text:span text:style-name="T1">LRN1</text:span></text:p>
            <text:p><text:span text:style-name="T4">α 0.0001</text:span><text:span text:style-name="T3"><text:line-break/></text:span><text:span text:style-name="T4">β 0.75</text:span></text:p>
          </draw:text-box>
        </draw:frame>
        <draw:frame draw:style-name="gr6" draw:text-style-name="P4" draw:layer="layout" svg:width="2.809cm" svg:height="5.939cm" svg:x="10.129cm" svg:y="6.715cm">
          <draw:text-box>
            <text:p><text:span text:style-name="T1">Conv2</text:span></text:p>
            <text:p><text:span text:style-name="T2">64 kernels</text:span></text:p>
            <text:p><text:span text:style-name="T2">Size 5</text:span></text:p>
            <text:p><text:span text:style-name="T2">Stride 1</text:span></text:p>
            <text:p><text:span text:style-name="T2"><text:s text:c="7"/></text:span><text:span text:style-name="T2">+</text:span></text:p>
            <text:p><text:span text:style-name="T1">LRN2</text:span></text:p>
            <text:p><text:span text:style-name="T4">α 0.0001</text:span><text:span text:style-name="T3"><text:line-break/></text:span><text:span text:style-name="T4">β 0.75</text:span></text:p>
            <text:p><text:span text:style-name="T4"><text:s text:c="7"/></text:span><text:span text:style-name="T4">+</text:span></text:p>
            <text:p><text:span text:style-name="T5">MaxPool2</text:span><text:span text:style-name="T4"><text:line-break/></text:span><text:span text:style-name="T4">Size 3</text:span></text:p>
            <text:p><text:span text:style-name="T2">Stride 2</text:span></text:p>
          </draw:text-box>
        </draw:frame>
        <draw:frame draw:style-name="gr7" draw:text-style-name="P3" draw:layer="layout" svg:width="2.517cm" svg:height="1.361cm" svg:x="23.352cm" svg:y="6.715cm">
          <draw:text-box>
            <text:p><text:span text:style-name="T1">Dense1</text:span><text:span text:style-name="T2"><text:line-break/></text:span><text:span text:style-name="T2">256 units</text:span></text:p>
          </draw:text-box>
        </draw:frame>
        <draw:frame draw:style-name="gr7" draw:text-style-name="P3" draw:layer="layout" svg:width="2.517cm" svg:height="1.361cm" svg:x="26.804cm" svg:y="6.715cm">
          <draw:text-box>
            <text:p><text:span text:style-name="T1">Dense2</text:span><text:span text:style-name="T2"><text:line-break/></text:span><text:span text:style-name="T2">128 units</text:span></text:p>
          </draw:text-box>
        </draw:frame>
        <draw:frame draw:style-name="gr8" draw:text-style-name="P3" draw:layer="layout" svg:width="2.424cm" svg:height="1.309cm" svg:x="32.485cm" svg:y="6.715cm">
          <draw:text-box>
            <text:p><text:span text:style-name="T1">SoftMax</text:span></text:p>
          </draw:text-box>
        </draw:frame>
        <draw:custom-shape draw:style-name="gr9" draw:text-style-name="P5" draw:layer="layout" svg:width="1.726cm" svg:height="1.016cm" svg:x="7.656cm" svg:y="3.117cm">
          <text:p/>
          <draw:enhanced-geometry svg:viewBox="0 0 21600 21600" draw:extrusion="true" draw:extrusion-depth="1.27cm 0" dr3d:shade-mode="draft" draw:extrusion-metal="false" draw:extrusion-specularity="0%" draw:extrusion-diffusion="0%" draw:extrusion-viewpoint="(-3.472cm -3.472cm 25cm)" draw:extrusion-origin="-0.5 -0.5" draw:extrusion-skew="50 -45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.734cm" svg:height="3.937cm" svg:x="7.902cm" svg:y="2.736cm">
          <text:p/>
          <draw:enhanced-geometry svg:viewBox="0 0 21600 21600" draw:extrusion="true" dr3d:shade-mode="draft" draw:extrusion-metal="false" draw:extrusion-specularity="0%" draw:extrusion-diffusion="0%" draw:extrusion-depth="2.54cm 0" draw:extrusion-viewpoint="(-3.472cm -3.472cm 25cm)" draw:extrusion-origin="-0.5 -0.5" draw:extrusion-skew="50 -45" draw:type="rectangle" draw:enhanced-path="M 0 0 L 21600 0 21600 21600 0 21600 0 0 Z N"/>
        </draw:custom-shape>
        <draw:custom-shape draw:style-name="gr11" draw:text-style-name="P5" draw:layer="layout" svg:width="3.302cm" svg:height="0.812cm" svg:x="13.065cm" svg:y="3.448cm">
          <text:p/>
          <draw:enhanced-geometry svg:viewBox="0 0 21600 21600" draw:mirror-horizontal="false" draw:mirror-vertical="false" draw:extrusion="true" draw:extrusion-depth="1.27cm 0" dr3d:shade-mode="draft" draw:extrusion-metal="false" draw:extrusion-specularity="0%" draw:extrusion-diffusion="0%" draw:extrusion-viewpoint="(-3.472cm -3.472cm 25cm)" draw:extrusion-origin="-0.5 -0.5" draw:extrusion-skew="50 -45" draw:type="rectangle" draw:enhanced-path="M 0 0 L 21600 0 21600 21600 0 21600 0 0 Z N"/>
        </draw:custom-shape>
        <draw:custom-shape draw:style-name="gr12" draw:text-style-name="P1" draw:layer="layout" svg:width="3.289cm" svg:height="2.794cm" svg:x="19.796cm" svg:y="3.244cm">
          <text:p/>
          <draw:enhanced-geometry svg:viewBox="0 0 21600 21600" draw:extrusion="true" dr3d:shade-mode="draft" draw:extrusion-metal="false" draw:extrusion-specularity="0%" draw:extrusion-diffusion="0%" draw:extrusion-depth="2.54cm 0" draw:extrusion-viewpoint="(-3.472cm -3.472cm 25cm)" draw:extrusion-origin="-0.5 -0.5" draw:extrusion-skew="50 -45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3.067cm" svg:height="2.471cm" svg:x="16.983cm" svg:y="6.715cm">
          <draw:text-box>
            <text:p><text:span text:style-name="T1">Conv3</text:span></text:p>
            <text:p><text:span text:style-name="T2">64 kernels</text:span></text:p>
            <text:p><text:span text:style-name="T2">Size 3</text:span></text:p>
            <text:p><text:span text:style-name="T2">Stride 1</text:span></text:p>
          </draw:text-box>
        </draw:frame>
        <draw:frame draw:style-name="gr14" draw:text-style-name="P6" draw:layer="layout" svg:width="2.54cm" svg:height="5.41cm" svg:x="1.508cm" svg:y="1.39cm">
          <draw:image xlink:href="Pictures/100000000000008E0000012E9BAD52487CD65FEF.jpg" xlink:type="simple" xlink:show="embed" xlink:actuate="onLoad">
            <text:p/>
          </draw:image>
        </draw:frame>
        <draw:custom-shape draw:style-name="gr15" draw:text-style-name="P7" draw:layer="layout" svg:width="1.143cm" svg:height="1.27cm" svg:x="2.778cm" svg:y="2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6" draw:layer="layout" svg:x1="2.778cm" svg:y1="4.133cm" svg:x2="7.35cm" svg:y2="3.244cm">
          <text:p/>
        </draw:line>
        <draw:line draw:style-name="gr16" draw:text-style-name="P6" draw:layer="layout" svg:x1="3.921cm" svg:y1="2.863cm" svg:x2="7.477cm" svg:y2="3.244cm">
          <text:p/>
        </draw:line>
        <draw:line draw:style-name="gr16" draw:text-style-name="P6" draw:layer="layout" svg:x1="3.921cm" svg:y1="4.133cm" svg:x2="7.477cm" svg:y2="3.244cm">
          <text:p/>
        </draw:line>
        <draw:line draw:style-name="gr16" draw:text-style-name="P6" draw:layer="layout" svg:x1="9.382cm" svg:y1="4.006cm" svg:x2="12.811cm" svg:y2="3.498cm">
          <text:p/>
        </draw:line>
        <draw:line draw:style-name="gr16" draw:text-style-name="P6" draw:layer="layout" svg:x1="9.382cm" svg:y1="3.117cm" svg:x2="12.811cm" svg:y2="3.498cm">
          <text:p/>
        </draw:line>
        <draw:line draw:style-name="gr16" draw:text-style-name="P6" draw:layer="layout" svg:x1="7.604cm" svg:y1="4.006cm" svg:x2="12.811cm" svg:y2="3.498cm">
          <text:p/>
        </draw:line>
        <draw:line draw:style-name="gr16" draw:text-style-name="P6" draw:layer="layout" svg:x1="16.367cm" svg:y1="4.133cm" svg:x2="19.415cm" svg:y2="3.752cm">
          <text:p/>
        </draw:line>
        <draw:line draw:style-name="gr16" draw:text-style-name="P6" draw:layer="layout" svg:x1="16.367cm" svg:y1="3.498cm" svg:x2="19.415cm" svg:y2="3.752cm">
          <text:p/>
        </draw:line>
        <draw:line draw:style-name="gr16" draw:text-style-name="P6" draw:layer="layout" svg:x1="13.065cm" svg:y1="4.26cm" svg:x2="19.415cm" svg:y2="3.752cm">
          <text:p/>
        </draw:line>
        <draw:custom-shape draw:style-name="gr17" draw:text-style-name="P2" draw:layer="layout" svg:width="1.016cm" svg:height="2.513cm" svg:x="34.274cm" svg:y="3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3.162cm" svg:height="2.667cm" svg:x="19.809cm" svg:y="3.371cm">
          <text:p/>
          <draw:enhanced-geometry svg:viewBox="0 0 21600 21600" draw:extrusion="true" dr3d:shade-mode="draft" draw:extrusion-metal="false" draw:extrusion-specularity="0%" draw:extrusion-diffusion="0%" draw:extrusion-depth="2.54cm 0" draw:extrusion-viewpoint="(-3.472cm -3.472cm 25cm)" draw:extrusion-origin="-0.5 -0.5" draw:extrusion-skew="50 -45" draw:mirror-horizontal="false" draw:mirror-vertical="false" draw:type="rectangle" draw:enhanced-path="M 0 0 L 21600 0 21600 21600 0 21600 0 0 Z N"/>
        </draw:custom-shape>
        <draw:line draw:style-name="gr16" draw:text-style-name="P6" draw:layer="layout" svg:x1="22.971cm" svg:y1="3.371cm" svg:x2="26.4cm" svg:y2="3.625cm">
          <text:p/>
        </draw:line>
        <draw:line draw:style-name="gr16" draw:text-style-name="P6" draw:layer="layout" svg:x1="22.971cm" svg:y1="5.911cm" svg:x2="26.4cm" svg:y2="3.625cm">
          <text:p/>
        </draw:line>
        <draw:line draw:style-name="gr16" draw:text-style-name="P6" draw:layer="layout" svg:x1="19.796cm" svg:y1="5.911cm" svg:x2="26.273cm" svg:y2="3.625cm">
          <text:p/>
        </draw:line>
        <draw:custom-shape draw:style-name="gr19" draw:text-style-name="P9" draw:layer="layout" svg:width="0.862cm" svg:height="7.747cm" svg:x="25.765cm" svg:y="1.212cm">
          <text:p/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26.654cm" svg:y1="1.212cm" svg:x2="29.194cm" svg:y2="3.752cm">
          <text:p/>
        </draw:line>
        <draw:line draw:style-name="gr16" draw:text-style-name="P6" draw:layer="layout" svg:x1="26.654cm" svg:y1="8.959cm" svg:x2="29.194cm" svg:y2="3.752cm">
          <text:p/>
        </draw:line>
        <draw:line draw:style-name="gr16" draw:text-style-name="P6" draw:layer="layout" svg:x1="25.765cm" svg:y1="8.959cm" svg:x2="29.194cm" svg:y2="3.752cm">
          <text:p/>
        </draw:line>
        <draw:custom-shape draw:style-name="gr20" draw:text-style-name="P9" draw:layer="layout" svg:width="0.889cm" svg:height="4.445cm" svg:x="28.813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6" draw:layer="layout" svg:x1="29.702cm" svg:y1="2.524cm" svg:x2="32.242cm" svg:y2="4.429cm">
          <text:p/>
        </draw:line>
        <draw:line draw:style-name="gr16" draw:text-style-name="P6" draw:layer="layout" svg:x1="29.702cm" svg:y1="6.969cm" svg:x2="32.242cm" svg:y2="4.429cm">
          <text:p/>
        </draw:line>
        <draw:line draw:style-name="gr16" draw:text-style-name="P6" draw:layer="layout" svg:x1="28.813cm" svg:y1="6.969cm" svg:x2="32.242cm" svg:y2="4.429cm">
          <text:p/>
        </draw:line>
        <draw:frame draw:style-name="gr7" draw:text-style-name="P3" draw:layer="layout" svg:width="2.517cm" svg:height="1.361cm" svg:x="29.979cm" svg:y="6.715cm">
          <draw:text-box>
            <text:p><text:span text:style-name="T1">Dense3</text:span><text:span text:style-name="T2"><text:line-break/></text:span><text:span text:style-name="T2">4 units</text:span></text:p>
          </draw:text-box>
        </draw:frame>
        <draw:line draw:style-name="gr16" draw:text-style-name="P6" draw:layer="layout" svg:x1="32.369cm" svg:y1="3.921cm" svg:x2="34.782cm" svg:y2="3.921cm">
          <text:p/>
        </draw:line>
        <draw:line draw:style-name="gr16" draw:text-style-name="P6" draw:layer="layout" svg:x1="32.369cm" svg:y1="4.556cm" svg:x2="34.782cm" svg:y2="4.556cm">
          <text:p/>
        </draw:line>
        <draw:line draw:style-name="gr16" draw:text-style-name="P6" draw:layer="layout" svg:x1="32.369cm" svg:y1="5.191cm" svg:x2="34.782cm" svg:y2="5.1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35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der </meta:initial-creator>
    <meta:creation-date>2016-05-29T00:56:12.933130131</meta:creation-date>
    <dc:date>2016-06-01T13:50:28.734621154</dc:date>
    <meta:editing-duration>PT2H9M31S</meta:editing-duration>
    <meta:editing-cycles>6</meta:editing-cycles>
    <meta:generator>LibreOffice/5.1.2.2$Linux_X86_64 LibreOffice_project/10m0$Build-2</meta:generator>
    <meta:document-statistic meta:object-count="42"/>
  </office:meta>
</office:document-meta>
</file>